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F5C00002B351471AD8C.svm"/>
  <manifest:file-entry manifest:media-type="" manifest:full-path="Pictures/20000007000046E7000030C9CB56B8BA.svm"/>
  <manifest:file-entry manifest:media-type="" manifest:full-path="Pictures/20000007000025A000001A0D7E0D7680.svm"/>
  <manifest:file-entry manifest:media-type="" manifest:full-path="Pictures/200000070000476C000030C9E2CC7C9E.svm"/>
  <manifest:file-entry manifest:media-type="" manifest:full-path="Pictures/2000000700004737000030AF07E0A414.svm"/>
  <manifest:file-entry manifest:media-type="" manifest:full-path="Pictures/20000007000046CD000030458DB84802.svm"/>
  <manifest:file-entry manifest:media-type="" manifest:full-path="Pictures/20000007000046CD0000306051B1AE9F.svm"/>
  <manifest:file-entry manifest:media-type="" manifest:full-path="Pictures/20000007000046B300003010A6014250.svm"/>
  <manifest:file-entry manifest:media-type="" manifest:full-path="Pictures/20000007000022F000001AFB746CB39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LiberationSerif-Bold" svg:font-family="LiberationSerif-Bold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Serif-Bold" fo:font-size="12pt" fo:font-weight="bold" style:font-name-asian="LiberationSerif-Bold" style:font-size-asian="12pt" style:font-weight-asian="bold" style:font-name-complex="LiberationSerif-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reen Shots</text:p>
      <text:p text:style-name="P1"/>
      <text:p text:style-name="P2"/>
      <text:p text:style-name="P1"/>
      <text:p text:style-name="P1"/>
      <text:p text:style-name="P1"><draw:frame draw:style-name="fr1" draw:name="graphics1" text:anchor-type="paragraph" svg:x="-0.0638in" svg:y="0.1764in" svg:width="7.2in" svg:height="4.9701in" draw:z-index="0"><draw:image xlink:href="Pictures/20000007000046E7000030C9CB56B8BA.svm" xlink:type="simple" xlink:show="embed" xlink:actuate="onLoad"/></draw:frame></text:p>
      <text:p text:style-name="P1">Figure 1: Products listed by UPC</text:p>
      <text:p text:style-name="P1"/>
      <text:p text:style-name="P1"><draw:frame draw:style-name="fr1" draw:name="graphics2" text:anchor-type="paragraph" svg:x="-0.0598in" svg:y="0.6575in" svg:width="7.1799in" svg:height="4.9098in" draw:z-index="7"><draw:image xlink:href="Pictures/2000000700004737000030AF07E0A414.svm" xlink:type="simple" xlink:show="embed" xlink:actuate="onLoad"/></draw:frame><text:soft-page-break/></text:p>
      <text:p text:style-name="P1"/>
      <text:p text:style-name="P1"/>
      <text:p text:style-name="P1"/>
      <text:p text:style-name="P1">Figure 2: Cashier view of active transaction.</text:p>
      <text:p text:style-name="P1"/>
      <text:p text:style-name="P1"/>
      <text:p text:style-name="Standard"><draw:frame draw:style-name="fr1" draw:name="graphics3" text:anchor-type="paragraph" svg:x="-0.139in" svg:y="-0.4575in" svg:width="7.1402in" svg:height="4.8799in" draw:z-index="1"><draw:image xlink:href="Pictures/20000007000046CD0000306051B1AE9F.svm" xlink:type="simple" xlink:show="embed" xlink:actuate="onLoad"/></draw:frame><text:soft-page-break/></text:p>
      <text:p text:style-name="Standard"/>
      <text:p text:style-name="P1">Figure 3: A receipt is issued once a sale is completed, and</text:p>
      <text:p text:style-name="P1">cashier window will be cleared and ready for a new sale.</text:p>
      <text:p text:style-name="P1"><draw:frame draw:style-name="fr1" draw:name="graphics4" text:anchor-type="paragraph" svg:x="-0.2528in" svg:y="-0.2673in" svg:width="7.2in" svg:height="4.9201in" draw:z-index="2"><draw:image xlink:href="Pictures/200000070000476C000030C9E2CC7C9E.svm" xlink:type="simple" xlink:show="embed" xlink:actuate="onLoad"/></draw:frame><text:soft-page-break/>Figure 4: Customer paying with a credit card. (CC# must be 16 characters)</text:p>
      <text:p text:style-name="Standard"/>
      <text:p text:style-name="Standard"/>
      <text:p text:style-name="Standard"><draw:frame draw:style-name="fr1" draw:name="graphics5" text:anchor-type="paragraph" svg:x="1.8898in" svg:y="0.3398in" svg:width="3.5217in" svg:height="2.7193in" draw:z-index="3"><draw:image xlink:href="Pictures/20000007000022F000001AFB746CB39B.svm" xlink:type="simple" xlink:show="embed" xlink:actuate="onLoad"/></draw:frame></text:p>
      <text:p text:style-name="P1">Figure 5: Receipt of sale paid with credit card</text:p>
      <text:p text:style-name="P1"><draw:frame draw:style-name="fr1" draw:name="graphics6" text:anchor-type="paragraph" svg:x="0in" svg:y="0.0728in" svg:width="7.1299in" svg:height="4.8402in" draw:z-index="4"><draw:image xlink:href="Pictures/20000007000046B300003010A6014250.svm" xlink:type="simple" xlink:show="embed" xlink:actuate="onLoad"/></draw:frame><text:soft-page-break/>Figure 6: Paying with check - <text:s/>amount does not need to be entered.</text:p>
      <text:p text:style-name="Standard"/>
      <text:p text:style-name="Standard"/>
      <text:p text:style-name="P1"><draw:frame draw:style-name="fr1" draw:name="graphics7" text:anchor-type="paragraph" svg:x="1.6291in" svg:y="0.161in" svg:width="3.7925in" svg:height="2.6256in" draw:z-index="5"><draw:image xlink:href="Pictures/20000007000025A000001A0D7E0D7680.svm" xlink:type="simple" xlink:show="embed" xlink:actuate="onLoad"/></draw:frame>Figure 7: Receipt of sale paid with a check.</text:p>
      <text:p text:style-name="Standard"/>
      <text:p text:style-name="Standard"/>
      <text:p text:style-name="Standard"/>
      <text:p text:style-name="P1"><draw:frame draw:style-name="fr1" draw:name="graphics8" text:anchor-type="paragraph" svg:x="0.0693in" svg:y="-0.5484in" svg:width="7.1402in" svg:height="4.8701in" draw:z-index="6"><draw:image xlink:href="Pictures/20000007000046CD000030458DB84802.svm" xlink:type="simple" xlink:show="embed" xlink:actuate="onLoad"/></draw:frame><text:soft-page-break/>Figure 8: Payment disabled if customer name is missing.</text:p>
      <text:p text:style-name="P1"/>
      <text:p text:style-name="P1"><draw:frame draw:style-name="fr1" draw:name="graphics9" text:anchor-type="paragraph" svg:x="0.4547in" svg:y="0.0862in" svg:width="6.3862in" svg:height="4.3547in" draw:z-index="8"><draw:image xlink:href="Pictures/2000000700003F5C00002B351471AD8C.svm" xlink:type="simple" xlink:show="embed" xlink:actuate="onLoad"/></draw:frame>Figure 9: CC# greater than or less than 16 will not be accep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LiberationSerif-Bold" svg:font-family="LiberationSerif-Bold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02T22:11:10.40</meta:creation-date>
    <dc:date>2013-03-02T23:05:07.93</dc:date>
    <meta:editing-duration>PT00H49M58S</meta:editing-duration>
    <meta:editing-cycles>6</meta:editing-cycles>
    <meta:generator>OpenOffice.org/3.2$Win32 OpenOffice.org_project/320m18$Build-9502</meta:generator>
    <meta:document-statistic meta:table-count="0" meta:image-count="9" meta:object-count="0" meta:page-count="6" meta:paragraph-count="11" meta:word-count="104" meta:character-count="553"/>
  </office:meta>
</office:document-meta>
</file>